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dbb8" officeooo:paragraph-rsid="00169f07"/>
    </style:style>
    <style:style style:name="P2" style:family="paragraph" style:parent-style-name="Standard">
      <style:paragraph-properties fo:text-align="justify" style:justify-single-word="false"/>
      <style:text-properties officeooo:rsid="0010dbb8" officeooo:paragraph-rsid="00169f07"/>
    </style:style>
    <style:style style:name="P3" style:family="paragraph" style:parent-style-name="Standard">
      <style:paragraph-properties fo:text-align="justify" style:justify-single-word="false"/>
      <style:text-properties officeooo:rsid="0010dbb8" officeooo:paragraph-rsid="0022aa3a"/>
    </style:style>
    <style:style style:name="P4" style:family="paragraph" style:parent-style-name="Standard">
      <style:paragraph-properties fo:text-align="justify" style:justify-single-word="false"/>
      <style:text-properties officeooo:rsid="0010dbb8" officeooo:paragraph-rsid="0025f5ad"/>
    </style:style>
    <style:style style:name="P5" style:family="paragraph" style:parent-style-name="Standard">
      <style:paragraph-properties fo:text-align="justify" style:justify-single-word="false"/>
      <style:text-properties officeooo:rsid="0010dbb8" officeooo:paragraph-rsid="00267314"/>
    </style:style>
    <style:style style:name="P6" style:family="paragraph" style:parent-style-name="Standard">
      <style:paragraph-properties fo:text-align="justify" style:justify-single-word="false"/>
      <style:text-properties officeooo:rsid="0022aa3a" officeooo:paragraph-rsid="0022aa3a"/>
    </style:style>
    <style:style style:name="P7" style:family="paragraph" style:parent-style-name="Standard">
      <style:paragraph-properties fo:text-align="justify" style:justify-single-word="false"/>
      <style:text-properties officeooo:rsid="0022aa3a" officeooo:paragraph-rsid="00246609"/>
    </style:style>
    <style:style style:name="P8" style:family="paragraph" style:parent-style-name="Standard">
      <style:paragraph-properties fo:text-align="justify" style:justify-single-word="false"/>
      <style:text-properties officeooo:paragraph-rsid="00246609"/>
    </style:style>
    <style:style style:name="T1" style:family="text">
      <style:text-properties officeooo:rsid="0011f431"/>
    </style:style>
    <style:style style:name="T2" style:family="text">
      <style:text-properties officeooo:rsid="0014bb92"/>
    </style:style>
    <style:style style:name="T3" style:family="text">
      <style:text-properties officeooo:rsid="00169f07"/>
    </style:style>
    <style:style style:name="T4" style:family="text">
      <style:text-properties officeooo:rsid="001862db"/>
    </style:style>
    <style:style style:name="T5" style:family="text">
      <style:text-properties officeooo:rsid="001b328e"/>
    </style:style>
    <style:style style:name="T6" style:family="text">
      <style:text-properties officeooo:rsid="001d222b"/>
    </style:style>
    <style:style style:name="T7" style:family="text">
      <style:text-properties officeooo:rsid="001de8eb"/>
    </style:style>
    <style:style style:name="T8" style:family="text">
      <style:text-properties officeooo:rsid="00234022"/>
    </style:style>
    <style:style style:name="T9" style:family="text">
      <style:text-properties officeooo:rsid="00236806"/>
    </style:style>
    <style:style style:name="T10" style:family="text">
      <style:text-properties officeooo:rsid="00246609"/>
    </style:style>
    <style:style style:name="T11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12" style:family="text">
      <style:text-properties officeooo:rsid="0024ec25"/>
    </style:style>
    <style:style style:name="T13" style:family="text">
      <style:text-properties officeooo:rsid="00267314"/>
    </style:style>
    <style:style style:name="T14" style:family="text">
      <style:text-properties officeooo:rsid="00295cd4"/>
    </style:style>
    <style:style style:name="T15" style:family="text">
      <style:text-properties officeooo:rsid="002a0cc3"/>
    </style:style>
    <style:style style:name="T16" style:family="text">
      <style:text-properties officeooo:rsid="002a4ad0"/>
    </style:style>
    <style:style style:name="T17" style:family="text">
      <style:text-properties officeooo:rsid="002b1c47"/>
    </style:style>
    <style:style style:name="T18" style:family="text">
      <style:text-properties officeooo:rsid="002baa12"/>
    </style:style>
    <style:style style:name="T19" style:family="text">
      <style:text-properties officeooo:rsid="002d9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1"><text:span text:style-name="T2">Some of the potential solutions for the “explainability” and “interpretability” aspect of machine learning algorithms can be viewed in [1]. Our main focus in this paper is not to show all of the available solutions, rather to give an example of how can “explainabil</text:span><text:span text:style-name="T3">i</text:span><text:span text:style-name="T2">ty” and “interpretability” be </text:span><text:span text:style-name="T3">used as a widget in Orange Data mining [2], making it more acces</text:span><text:span text:style-name="T5">s</text:span><text:span text:style-name="T3">ible for a wide range of people. It is important to acknowl</text:span><text:span text:style-name="T4">e</text:span><text:span text:style-name="T5">d</text:span><text:span text:style-name="T3">ge that Orange Data Mining </text:span><text:span text:style-name="T5">supports an Explain Add-on in their widget <text:s/>catalog. It consists of Feature Importance, Explain Model, Explain Prediction, Explain Predictions and ICE widgets. The inner core of Explain Prediction widget is the SHAP model [3] of explainability while we provide an alternative using LIME [4]. Both SHAP and L</text:span><text:span text:style-name="T6">IME</text:span><text:span text:style-name="T5"> are widely used but they have some dis</text:span><text:span text:style-name="T6">tinct</text:span><text:span text:style-name="T5"> streng</text:span><text:span text:style-name="T7">th</text:span><text:span text:style-name="T5">s and weaknesses. </text:span></text:p>
      <text:p text:style-name="P1"/>
      <text:p text:style-name="P6">Introduction </text:p>
      <text:p text:style-name="P6"/>
      <text:p text:style-name="P4"><text:span text:style-name="T8"><text:tab/>The rapid rise of </text:span><text:span text:style-name="T1">machine learning </text:span><text:span text:style-name="T8">and artificial intelligence based techniques</text:span><text:span text:style-name="T1"> </text:span><text:span text:style-name="T8">in recent years </text:span><text:span text:style-name="T1">ha</text:span><text:span text:style-name="T19">s</text:span><text:span text:style-name="T1"> provide</text:span><text:span text:style-name="T8">d</text:span><text:span text:style-name="T1"> many opportunities for enabling researchers from different branches to develop a variety of solutions </text:span><text:span text:style-name="T9">for real world problems</text:span><text:span text:style-name="T1">. </text:span><text:span text:style-name="T9">Those problems are distributed through </text:span><text:span text:style-name="T8">various domains such as healthcare, education, </text:span><text:span text:style-name="T9">business, scientific research and many more. </text:span></text:p>
      <text:p text:style-name="P5"><text:span text:style-name="T10"><text:tab/>Some of the machine learning models are considered to have a black box approach which can be a problem when working with sensitive matters involving human lives. </text:span><text:span text:style-name="T12">Black box models can’t give much of the necessary explanations that would be greatly needed and beneficial for researchers. </text:span><text:span text:style-name="T14">Knowing that, t</text:span><text:span text:style-name="T12">here was a need to develop solutions that would solve that particular problem and provide some additional explanations for the inner </text:span><text:span text:style-name="T14">logic </text:span><text:span text:style-name="T12">behind those machine learning models and predictions. </text:span><text:span text:style-name="T18">At the moment, there are various </text:span><text:span text:style-name="T19">approaches </text:span><text:span text:style-name="T18">for </text:span><text:span text:style-name="T19">using the benefits of </text:span><text:span text:style-name="T18">explainable AI </text:span><text:span text:style-name="T19">that se</text:span></text:p>
      <text:p text:style-name="P5"><text:span text:style-name="T13"><text:tab/>The main focus of this paper i</text:span><text:span text:style-name="T15">s</text:span><text:span text:style-name="T13"> not to show all of the available solutions, rather to give an understanding how </text:span><text:span text:style-name="T15">two different models, </text:span><text:span text:style-name="T17">LIME (Local Interpretable Model-Agnostic Explanations) and SHAP(Shapley Additive explanations) </text:span><text:span text:style-name="T15">work in order to explain the reasoning behind a machine learning model </text:span><text:span text:style-name="T16">on a given dataset</text:span><text:span text:style-name="T15">. </text:span><text:span text:style-name="T17">Secondly, it provides an example of an alternative way of using LIME </text:span><text:span text:style-name="T18">through Orange Data Mining as a custom </text:span><text:span text:style-name="T19">Add-on </text:span><text:span text:style-name="T18">widget. </text:span></text:p>
      <text:p text:style-name="P3"/>
      <text:p text:style-name="P6">Related work</text:p>
      <text:p text:style-name="P6"/>
      <text:p text:style-name="P6">Main part </text:p>
      <text:p text:style-name="P6"/>
      <text:p text:style-name="P6">Methodology</text:p>
      <text:p text:style-name="P6"/>
      <text:p text:style-name="P6">Results</text:p>
      <text:p text:style-name="P6"><text:s/></text:p>
      <text:p text:style-name="P6">Conclusion</text:p>
      <text:p text:style-name="P6"/>
      <text:p text:style-name="P6">References</text:p>
      <text:p text:style-name="P6"/>
      <text:p text:style-name="P8"><text:span text:style-name="T10">[1] </text:span><text:span text:style-name="T11">Explainable AI: A Review of Machine Learning Interpretability Methods</text:span></text:p>
      <text:p text:style-name="P7"/>
      <text:p text:style-name="P6">Za extended abstract</text:p>
      <text:p text:style-name="P6"/>
      <text:p text:style-name="P6">Abstract</text:p>
      <text:p text:style-name="P6">Motivation</text:p>
      <text:p text:style-name="P6">Research questions</text:p>
      <text:p text:style-name="P6">Methodology</text:p>
      <text:p text:style-name="P6">Solution/Discussion</text:p>
      <text:p text:style-name="P6"><text:soft-page-break/>Reference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09:58:35.167635542</meta:creation-date>
    <dc:date>2023-02-03T14:39:03.875924237</dc:date>
    <meta:editing-duration>PT1H21M4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377" meta:character-count="2472" meta:non-whitespace-character-count="2104"/>
  </office:meta>
</office:document-meta>
</file>